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draw:transform="rotate (0.785398163397448) translate (6.1cm 15.62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0.5cm" svg:height="1.9cm" draw:transform="rotate (2.35619449019234) translate (13.425cm 16.96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02:26.194974589</dc:date>
    <meta:editing-duration>PT1M52S</meta:editing-duration>
    <meta:editing-cycles>3</meta:editing-cycles>
    <meta:generator>LibreOffice/4.2.8.2$Linux_x86 LibreOffice_project/420m0$Build-2</meta:generator>
    <meta:document-statistic meta:object-count="2"/>
  </office:meta>
</office:document-meta>
</file>